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1.39cm"/>
    </style:style>
    <style:style style:name="Tabela1.B" style:family="table-column">
      <style:table-column-properties style:column-width="16.205cm"/>
    </style:style>
    <style:style style:name="Tabela1.A1" style:family="table-cell">
      <style:table-cell-properties style:vertical-align="middle" fo:background-color="#ffffa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15%" fo:text-align="justify" style:justify-single-word="false"/>
      <style:text-properties style:font-name="Liberation Sans" officeooo:paragraph-rsid="001593c2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officeooo:paragraph-rsid="001593c2"/>
    </style:style>
    <style:style style:name="P3" style:family="paragraph" style:parent-style-name="Standard" style:list-style-name="L4">
      <style:paragraph-properties fo:line-height="115%" fo:text-align="justify" style:justify-single-word="false"/>
      <style:text-properties style:font-name="Liberation Sans" officeooo:paragraph-rsid="001593c2"/>
    </style:style>
    <style:style style:name="P4" style:family="paragraph" style:parent-style-name="Standard" style:list-style-name="L5">
      <style:paragraph-properties fo:line-height="115%" fo:text-align="justify" style:justify-single-word="false"/>
      <style:text-properties style:font-name="Liberation Sans" officeooo:paragraph-rsid="001593c2"/>
    </style:style>
    <style:style style:name="P5" style:family="paragraph" style:parent-style-name="Standard" style:list-style-name="L6">
      <style:paragraph-properties fo:line-height="115%" fo:text-align="justify" style:justify-single-word="false"/>
      <style:text-properties style:font-name="Liberation Sans" officeooo:paragraph-rsid="001593c2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officeooo:paragraph-rsid="00168e62"/>
    </style:style>
    <style:style style:name="P7" style:family="paragraph" style:parent-style-name="Standard" style:list-style-name="L7">
      <style:paragraph-properties fo:line-height="115%" fo:text-align="justify" style:justify-single-word="false"/>
      <style:text-properties style:font-name="Liberation Sans" officeooo:paragraph-rsid="00168e62"/>
    </style:style>
    <style:style style:name="P8" style:family="paragraph" style:parent-style-name="Standard" style:list-style-name="L7">
      <style:paragraph-properties fo:line-height="115%" fo:text-align="justify" style:justify-single-word="false"/>
      <style:text-properties style:font-name="Liberation Sans" officeooo:paragraph-rsid="001593c2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officeooo:paragraph-rsid="001593c2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24pt" fo:font-weight="bold" officeooo:paragraph-rsid="001593c2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1593c2" style:font-size-asian="12pt" style:font-name-complex="Arial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1593c2" style:font-size-asian="12pt" style:font-name-complex="Arial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2pt" fo:font-style="italic" officeooo:paragraph-rsid="001593c2" style:font-size-asian="12pt" style:font-style-asian="italic" style:font-name-complex="Arial" style:font-size-complex="12pt" style:font-style-complex="italic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style:text-underline-style="none" officeooo:rsid="00168e62" officeooo:paragraph-rsid="00168e62" style:font-size-asian="12pt" style:font-style-asian="italic" style:font-name-complex="Arial" style:font-size-complex="12pt" style:font-style-complex="italic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officeooo:rsid="001593c2" officeooo:paragraph-rsid="001593c2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tyle="italic" officeooo:paragraph-rsid="001593c2" fo:background-color="#ffff00" style:font-style-asian="italic" style:font-style-complex="italic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weight="bold" officeooo:paragraph-rsid="001593c2" style:font-weight-asian="bold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" fo:font-size="18pt" officeooo:rsid="001593c2" officeooo:paragraph-rsid="001593c2" fo:background-color="transparent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officeooo:rsid="001593c2" officeooo:paragraph-rsid="001593c2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style:text-underline-style="solid" style:text-underline-width="auto" style:text-underline-color="font-color" fo:font-weight="bold" officeooo:paragraph-rsid="001593c2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officeooo:rsid="00168e62" officeooo:paragraph-rsid="00168e62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style:text-underline-style="none" officeooo:paragraph-rsid="001593c2" fo:background-color="#ffff00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officeooo:paragraph-rsid="001593c2"/>
    </style:style>
    <style:style style:name="P24" style:family="paragraph" style:parent-style-name="Standard">
      <style:paragraph-properties fo:line-height="115%" fo:text-align="justify" style:justify-single-word="false"/>
      <style:text-properties officeooo:paragraph-rsid="001593c2"/>
    </style:style>
    <style:style style:name="P25" style:family="paragraph" style:parent-style-name="Standard">
      <style:paragraph-properties fo:line-height="115%" fo:text-align="center" style:justify-single-word="false" fo:break-before="page"/>
      <style:text-properties style:font-name="Liberation Sans" officeooo:paragraph-rsid="001593c2"/>
    </style:style>
    <style:style style:name="P26" style:family="paragraph" style:parent-style-name="Standard">
      <style:paragraph-properties fo:line-height="115%" fo:text-align="center" style:justify-single-word="false" fo:break-before="page"/>
      <style:text-properties style:font-name="Liberation Sans" fo:font-size="18pt" officeooo:rsid="001593c2" officeooo:paragraph-rsid="001593c2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1593c2" officeooo:paragraph-rsid="001593c2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593c2" officeooo:paragraph-rsid="001593c2" style:font-weight-asian="bold" style:font-weight-complex="bold"/>
    </style:style>
    <style:style style:name="T1" style:family="text">
      <style:text-properties officeooo:rsid="001b9397"/>
    </style:style>
    <style:style style:name="T2" style:family="text">
      <style:text-properties fo:font-size="12pt" style:font-size-asian="12pt" style:font-name-complex="Arial" style:font-size-complex="12pt"/>
    </style:style>
    <style:style style:name="T3" style:family="text">
      <style:text-properties fo:font-size="12pt" officeooo:rsid="001b9397" style:font-size-asian="12pt" style:font-name-complex="Arial" style:font-size-complex="12pt"/>
    </style:style>
    <style:style style:name="T4" style:family="text">
      <style:text-properties fo:font-size="12pt" officeooo:rsid="001593c2" style:font-size-asian="12pt" style:font-name-complex="Arial" style:font-size-complex="12pt"/>
    </style:style>
    <style:style style:name="T5" style:family="text">
      <style:text-properties fo:font-size="12pt" officeooo:rsid="00168e62" style:font-size-asian="12pt" style:font-name-complex="Arial" style:font-size-complex="12pt"/>
    </style:style>
    <style:style style:name="T6" style:family="text">
      <style:text-properties fo:font-size="12pt" officeooo:rsid="0016fbb4" style:font-size-asian="12pt" style:font-name-complex="Arial" style:font-size-complex="12pt"/>
    </style:style>
    <style:style style:name="T7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font-size="12pt" fo:font-weight="bold" officeooo:rsid="001b9397" style:font-size-asian="12pt" style:font-weight-asian="bold" style:font-name-complex="Arial" style:font-size-complex="12pt" style:font-weight-complex="bold"/>
    </style:style>
    <style:style style:name="T9" style:family="text">
      <style:text-properties fo:font-size="12pt" fo:font-weight="bold" officeooo:rsid="001593c2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font-weight="bold" fo:background-color="#ffff00" loext:char-shading-value="0" style:font-size-asian="12pt" style:font-weight-asian="bold" style:font-name-complex="Arial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 style:font-name-complex="Arial" style:font-size-complex="12pt"/>
    </style:style>
    <style:style style:name="T12" style:family="text"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T13" style:family="text">
      <style:text-properties style:font-name="Liberation Sans" fo:font-size="12pt" fo:font-weight="bold" officeooo:rsid="001b9397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Liberation Sans" fo:font-size="12pt" style:font-size-asian="12pt" style:font-name-complex="Arial" style:font-size-complex="12pt"/>
    </style:style>
    <style:style style:name="T15" style:family="text">
      <style:text-properties style:font-name="Liberation Sans" fo:font-size="12pt" officeooo:rsid="001b9397" style:font-size-asian="12pt" style:font-name-complex="Arial" style:font-size-complex="12pt"/>
    </style:style>
    <style:style style:name="T16" style:family="text">
      <style:text-properties style:font-name="Liberation Sans" fo:font-size="12pt" style:text-underline-style="solid" style:text-underline-width="auto" style:text-underline-color="font-color" style:font-size-asian="12pt" style:font-name-complex="Arial" style:font-size-complex="12pt"/>
    </style:style>
    <style:style style:name="T17" style:family="text">
      <style:text-properties fo:font-weight="bold" style:font-weight-asian="bold" style:font-name-complex="Arial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per 58%" fo:font-size="12pt" style:font-size-asian="12pt" style:font-name-complex="Arial" style:font-size-complex="12pt"/>
    </style:style>
    <style:style style:name="T20" style:family="text">
      <style:text-properties style:text-position="super 58%" style:font-name="Liberation Sans" fo:font-size="12pt" officeooo:rsid="001593c2" style:font-size-asian="12pt" style:font-name-complex="Arial" style:font-size-complex="12pt"/>
    </style:style>
    <style:style style:name="T21" style:family="text">
      <style:text-properties style:font-size-asian="12pt" style:font-name-complex="Arial" style:font-size-complex="12pt"/>
    </style:style>
    <style:style style:name="T22" style:family="text">
      <style:text-properties fo:font-size="10pt"/>
    </style:style>
    <style:style style:name="T23" style:family="text">
      <style:text-properties fo:font-size="10pt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JUROS COMPOSTOS</text:span></text:p>
      <text:p text:style-name="P11"/>
      <text:p text:style-name="P2"><text:span text:style-name="T2"><text:tab/>O regime de juros compostos </text:span><text:span text:style-name="T7">é o mais utilizado nos processos de apropriação de valores</text:span><text:span text:style-name="T2">, quando é aplicado no cálculo de remuneração dos títulos de crédito, emitidos por instituições financeiras ou por empresas produtivas no mercado internacional. É, também </text:span><text:span text:style-name="T7">muito utilizado nas análises, de viabilidade econômica, em projetos de crescimento econômico, quando descontam os valores de resultados futuros projetados, para obterem seus valores presentes e os compararem com os valores investidos no projeto</text:span><text:span text:style-name="T2">. Orçamentos empresariais, de curto e médio prazos, também se utilizam da ferramenta de desconto, para identificar o valor presente dos lucros futuros, decorrentes de suas operações regulares.</text:span></text:p>
      <text:p text:style-name="P2"><text:span text:style-name="T2"/></text:p>
      <text:p text:style-name="P2"><text:span text:style-name="T2"><text:tab/>A distinção do regime de juros simples, para o regime de juros compostos, é que no primeiro caso a incidência dos juros sempre ocorre sobre o valor do principal aplicado no momento zero, a cada período de cálculo, conforme indicado pela taxa de juros. Por exemplo, aplicados <text:s/>$ 100,00, por 6 meses de aplicação, à taxa de 2%a.m., </text:span><text:span text:style-name="T11">o juros simples incidirá sobre o valor aplicado, a cada mês, para somar o valor mensal de juros e identificar o valor do juros a ser pago</text:span><text:span text:style-name="T2">. </text:span><text:span text:style-name="T3">Então t</text:span><text:span text:style-name="T2">eremos:</text:span></text:p>
      <text:list xml:id="list3089866218" text:style-name="L1">
        <text:list-item>
          <text:p text:style-name="P1"><text:span text:style-name="T8">No 1º MÊS:</text:span><text:span text:style-name="T3"> </text:span><text:span text:style-name="T2">100,00 x 0,02 = 102,00</text:span></text:p>
        </text:list-item>
        <text:list-item>
          <text:p text:style-name="P1"><text:span text:style-name="T8">No 2º MÊS:</text:span><text:span text:style-name="T2"> 102,00 + 100 x 0,02 = 104,00</text:span></text:p>
        </text:list-item>
        <text:list-item>
          <text:p text:style-name="P1"><text:span text:style-name="T8">No 3º MÊS:</text:span><text:span text:style-name="T2"> 104,00 + 100 x 0,02 = 106,00</text:span></text:p>
        </text:list-item>
        <text:list-item>
          <text:p text:style-name="P1"><text:span text:style-name="T8">No 4º MÊS:</text:span><text:span text:style-name="T2"> 106,00 + 100 x 0,02 = 108,00</text:span></text:p>
        </text:list-item>
        <text:list-item>
          <text:p text:style-name="P1"><text:span text:style-name="T8">No 5º MÊS:</text:span><text:span text:style-name="T2"> 108,00 + 100 x 0,02 = 110,00</text:span></text:p>
        </text:list-item>
        <text:list-item>
          <text:p text:style-name="P1"><text:span text:style-name="T8">No 6º MÊS:</text:span><text:span text:style-name="T2"> 110,00 + 100 x 0,02 = 112,</text:span><text:span text:style-name="T3">00</text:span><text:span text:style-name="T2">.</text:span></text:p>
          <text:p text:style-name="P1"><text:span text:style-name="T2"/></text:p>
        </text:list-item>
      </text:list>
      <text:p text:style-name="P2"><text:span text:style-name="T2">No segundo caso </text:span><text:span text:style-name="T4">(juros compostos)</text:span><text:span text:style-name="T2">, </text:span><text:span text:style-name="T11">a incidência de juros ocorrerá sobre o valor corrigido pelo juros do período anterior</text:span><text:span text:style-name="T2">, ou seja, aplicados $ 100,00, por 6 meses, à taxa de 2%a.m., teremos:</text:span></text:p>
      <text:list xml:id="list767017983" text:style-name="L3">
        <text:list-item>
          <text:p text:style-name="P23"><text:span text:style-name="T13">No 1º MÊS:</text:span><text:span text:style-name="T15"> </text:span><text:span text:style-name="T14">100,00 x 1,02 = 102,00</text:span></text:p>
        </text:list-item>
        <text:list-item>
          <text:p text:style-name="P23"><text:span text:style-name="T13">No 2º MÊS:</text:span><text:span text:style-name="T15"> </text:span><text:span text:style-name="T14">102,00 x 1,02 = 104,04</text:span></text:p>
        </text:list-item>
        <text:list-item>
          <text:p text:style-name="P23"><text:span text:style-name="T13">No 3º MÊS:</text:span><text:span text:style-name="T14"> 104,04 x 1,02 = 106,12</text:span></text:p>
        </text:list-item>
        <text:list-item>
          <text:p text:style-name="P23"><text:span text:style-name="T13">No 4º MÊS:</text:span><text:span text:style-name="T15"> </text:span><text:span text:style-name="T14">106,12 x 1,02 = 108,24</text:span></text:p>
        </text:list-item>
        <text:list-item>
          <text:p text:style-name="P23"><text:span text:style-name="T13">No 5º MÊS:</text:span><text:span text:style-name="T15"> </text:span><text:span text:style-name="T14">108,24 x 1,02 = 110,40</text:span></text:p>
        </text:list-item>
        <text:list-item>
          <text:p text:style-name="P23"><text:span text:style-name="T13">No 6º MÊS:</text:span><text:span text:style-name="T14"> 110,40 x 1,02 = 112,61.</text:span></text:p>
          <text:p text:style-name="P23"><text:span text:style-name="T14"/></text:p>
        </text:list-item>
      </text:list>
      <text:p text:style-name="P16"><text:span text:style-name="T2">Nos valores dos exemplos as diferenças são pequenas, mas quando aumentamos os valores aplicados a diferenças serão muito maiores.</text:span></text:p>
      <text:p text:style-name="P25"><text:span text:style-name="T7">AS VARIÁVEIS QUE SERÃO UTILIZADAS NESSE CASO SÃO:</text:span><text:span text:style-name="T2"> </text:span></text:p>
      <text:p text:style-name="P9"><text:span text:style-name="T2"/></text:p>
      <table:table table:name="Tabela1" table:style-name="Tabela1">
        <table:table-column table:style-name="Tabela1.A"/>
        <table:table-column table:style-name="Tabela1.B"/>
        <table:table-row table:style-name="TableLine94640752006944">
          <table:table-cell table:style-name="Tabela1.A1" office:value-type="string">
            <text:p text:style-name="P28">S</text:p>
          </table:table-cell>
          <table:table-cell table:style-name="Tabela1.B1" office:value-type="string">
            <text:p text:style-name="P27">Montante composto ao final do período de aplicação</text:p>
          </table:table-cell>
        </table:table-row>
        <table:table-row table:style-name="TableLine94640752006944">
          <table:table-cell table:style-name="Tabela1.A2" office:value-type="string">
            <text:p text:style-name="P28">P</text:p>
          </table:table-cell>
          <table:table-cell table:style-name="Tabela1.B4" office:value-type="string">
            <text:p text:style-name="P27">Principal aplicado pelo período negociado e pela taxa de juros estabelecida</text:p>
          </table:table-cell>
        </table:table-row>
        <table:table-row table:style-name="TableLine94640752006944">
          <table:table-cell table:style-name="Tabela1.A3" office:value-type="string">
            <text:p text:style-name="P28">i</text:p>
          </table:table-cell>
          <table:table-cell table:style-name="Tabela1.B4" office:value-type="string">
            <text:p text:style-name="P27">Taxa de juros estabelecida entre credor e tomador</text:p>
          </table:table-cell>
        </table:table-row>
        <table:table-row table:style-name="TableLine94640752006944">
          <table:table-cell table:style-name="Tabela1.A4" office:value-type="string">
            <text:p text:style-name="P28">n</text:p>
          </table:table-cell>
          <table:table-cell table:style-name="Tabela1.B4" office:value-type="string">
            <text:p text:style-name="P27">Prazo em que o tomador ficará com o valor aplicado. Período de Capitalização.</text:p>
          </table:table-cell>
        </table:table-row>
      </table:table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>AS </text:span><text:span text:style-name="T9">FÓRMULAS</text:span><text:span text:style-name="T7"> QUE SERÃO UTILIZADAS NESSE CASO SÃO:</text:span></text:p>
      <text:p text:style-name="P11"/>
      <text:p text:style-name="P11"><draw:frame draw:style-name="fr1" draw:name="Objeto1" text:anchor-type="as-char" svg:y="-0.437cm" svg:width="2.459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3">sendo n a potência de (1 + i)</text:span></text:p>
      <text:p text:style-name="P13"><draw:frame draw:style-name="fr1" draw:name="Objeto2" text:anchor-type="as-char" svg:y="-0.437cm" svg:width="2.496cm" svg:height="0.55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22">sendo n a potência de (1 + i)</text:span></text:p>
      <text:p text:style-name="P12"/>
      <text:p text:style-name="P24"><text:span text:style-name="T14">(1 + i)</text:span><text:span text:style-name="T20">n</text:span><text:span text:style-name="T14"> sendo n a potência de (1 + i) </text:span><text:span text:style-name="T16">chamamos de fator de apreciação de valores, num período de tempo</text:span><text:span text:style-name="T14">.</text:span></text:p>
      <text:p text:style-name="P2"><text:span text:style-name="T2"/></text:p>
      <text:p text:style-name="P2"><text:span text:style-name="T2">1 / (1 + i)</text:span><text:span text:style-name="T19">n </text:span><text:span text:style-name="T2">sendo n a potência de (1 + i) </text:span><text:span text:style-name="T11">chamamos de fator de desconto a essa fração</text:span><text:span text:style-name="T2">.</text:span></text:p>
      <text:p text:style-name="P2"><text:span text:style-name="T2"/></text:p>
      <text:p text:style-name="P9"><text:span text:style-name="T10">Para sabermos o valor dos juros com apenas essas duas fórmulas, teremos de subtrair o P do valor de S, ou seja, tirar do Montante o valor Aplicado.</text:span></text:p>
      <text:p text:style-name="P26"><text:span text:style-name="T17">EXEMPLOS</text:span></text:p>
      <text:p text:style-name="P18"><text:span text:style-name="T17"/></text:p>
      <text:p text:style-name="P17"><text:span text:style-name="T2">1</text:span><text:span text:style-name="T4">)</text:span><text:span text:style-name="T2"> Luiz aplica $ 1.000,00 hoje, a taxa de 5%a.m. Qual será o montante no final de 12 meses?</text:span></text:p>
      <text:p text:style-name="P19"><text:span text:style-name="T2">VARIÁVEIS:</text:span></text:p>
      <text:list xml:id="list2242717987" text:style-name="L4">
        <text:list-item>
          <text:p text:style-name="P3"><text:span text:style-name="T2">P = 1.000,00</text:span></text:p>
        </text:list-item>
        <text:list-item>
          <text:p text:style-name="P3"><text:span text:style-name="T2">i = 0,05</text:span></text:p>
        </text:list-item>
        <text:list-item>
          <text:p text:style-name="P3"><text:span text:style-name="T2">n = 12</text:span></text:p>
        </text:list-item>
        <text:list-item>
          <text:p text:style-name="P3"><text:span text:style-name="T2">S = ?</text:span></text:p>
        </text:list-item>
      </text:list>
      <text:p text:style-name="P2"><text:span text:style-name="T2"/></text:p>
      <text:p text:style-name="P19"><text:span text:style-name="T2">S = P x (1 + i) ^ n</text:span></text:p>
      <text:p text:style-name="P15"><text:span text:style-name="T21">S = 1.000 x (1 + 0,05) ^ 12</text:span></text:p>
      <text:p text:style-name="P15"><text:span text:style-name="T21">S = 1.000 x (1,79586)</text:span></text:p>
      <text:p text:style-name="P20"><text:span text:style-name="T4">S = 1.795,86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7"><text:span text:style-name="T2">2</text:span><text:span text:style-name="T4">)</text:span><text:span text:style-name="T2"> Queremos ter $ 172.298,00 dentro de 5 meses. Se a taxa de juros é de 5%a.m. quanto deveremos aplicar, hoje, para alcançar este objetivo?</text:span></text:p>
      <text:p text:style-name="P19"><text:span text:style-name="T2">VARIÁVEIS:</text:span></text:p>
      <text:list xml:id="list2604504294" text:style-name="L5">
        <text:list-item>
          <text:p text:style-name="P4"><text:span text:style-name="T2">S = <text:s/>172.298,00</text:span></text:p>
        </text:list-item>
        <text:list-item>
          <text:p text:style-name="P4"><text:span text:style-name="T2">n = 5 meses</text:span></text:p>
        </text:list-item>
        <text:list-item>
          <text:p text:style-name="P4"><text:span text:style-name="T2">i = 0,05</text:span></text:p>
        </text:list-item>
        <text:list-item>
          <text:p text:style-name="P4"><text:span text:style-name="T2">P = ?</text:span></text:p>
          <text:p text:style-name="P4"><text:span text:style-name="T2"/></text:p>
        </text:list-item>
      </text:list>
      <text:p text:style-name="P2"><text:span text:style-name="T2">P = S / (1 + i) ^ n</text:span></text:p>
      <text:p text:style-name="P2"><text:span text:style-name="T2">P = 172.298 / (1 + 0,05) ^ 5</text:span></text:p>
      <text:p text:style-name="P2"><text:span text:style-name="T2">P = 172.298 / 1,276282</text:span></text:p>
      <text:p text:style-name="P20"><text:span text:style-name="T4">P </text:span><text:span text:style-name="T2">= 135.000,00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7"><text:span text:style-name="T2">3</text:span><text:span text:style-name="T4">)</text:span><text:span text:style-name="T2"> Uma instituição financeira aplica $125.000,00 hoje e retira $184.681,93 oito meses após. Qual a taxa de juros mensal?</text:span></text:p>
      <text:p text:style-name="P19"><text:span text:style-name="T2">VARIÁVEIS:</text:span></text:p>
      <text:list xml:id="list4175815544" text:style-name="L6">
        <text:list-item>
          <text:p text:style-name="P5"><text:span text:style-name="T2">S = 184.681,93</text:span></text:p>
        </text:list-item>
        <text:list-item>
          <text:p text:style-name="P5"><text:span text:style-name="T2">P = 125.000,00</text:span></text:p>
        </text:list-item>
        <text:list-item>
          <text:p text:style-name="P5"><text:span text:style-name="T2">n = 8 meses</text:span></text:p>
        </text:list-item>
        <text:list-item>
          <text:p text:style-name="P5"><text:span text:style-name="T2">i = ?</text:span></text:p>
        </text:list-item>
      </text:list>
      <text:p text:style-name="P2"><text:span text:style-name="T2"/></text:p>
      <text:p text:style-name="P2"><text:span text:style-name="T2"/></text:p>
      <text:p text:style-name="P2"><text:soft-page-break/><text:span text:style-name="T2">S = P (1 + i) ^ n</text:span></text:p>
      <text:p text:style-name="P2"><text:span text:style-name="T2">184.681,93 = 125.000,00 (1 + i) ^ 8</text:span></text:p>
      <text:p text:style-name="P2"><text:span text:style-name="T2">184.681,93 / 125.000,00 = (1 + i) ^ 8</text:span></text:p>
      <text:p text:style-name="P2"><text:span text:style-name="T2">1,477455 = (1 + i) ^ 8</text:span></text:p>
      <text:p text:style-name="P2"><text:span text:style-name="T2"/></text:p>
      <text:p text:style-name="P2"><text:span text:style-name="T2"><draw:frame draw:style-name="fr1" draw:name="Objeto3" text:anchor-type="as-char" svg:y="-0.413cm" svg:width="3.293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<text:span text:style-name="T2">1,05 = 1 + i</text:span></text:p>
      <text:p text:style-name="P6"><text:span text:style-name="T2">1,05 – 1 = i </text:span></text:p>
      <text:p text:style-name="P21"><text:span text:style-name="T2">0,05 = i</text:span></text:p>
      <text:p text:style-name="P20"><text:span text:style-name="T2">i = 0,05</text:span></text:p>
      <text:p text:style-name="P14">Convertendo 0,05 x 100 = 5% a.m.</text:p>
      <text:p text:style-name="P12"/>
      <text:p text:style-name="P12"/>
      <text:p text:style-name="P12"/>
      <text:p text:style-name="P17"><text:span text:style-name="T2">4</text:span><text:span text:style-name="T5">)</text:span><text:span text:style-name="T2"> José aplicou $ 25.000,00 e retirou $ 78.460,71, alguns meses depois. Sabendo que a taxa de juros é de 10%a.m. Calcule quantos meses o dinheiro ficou aplicado?</text:span></text:p>
      <text:p text:style-name="P21"><text:span text:style-name="T2">VARIÁVEIS:</text:span></text:p>
      <text:list xml:id="list2387103167" text:style-name="L7">
        <text:list-item>
          <text:p text:style-name="P8"><text:span text:style-name="T2">P = 25.000,00</text:span></text:p>
        </text:list-item>
        <text:list-item>
          <text:p text:style-name="P8"><text:span text:style-name="T2">i = 0,10</text:span></text:p>
        </text:list-item>
        <text:list-item>
          <text:p text:style-name="P8"><text:span text:style-name="T2">S = 78.460,71</text:span></text:p>
        </text:list-item>
        <text:list-item>
          <text:p text:style-name="P7"><text:span text:style-name="T2">n = ?</text:span></text:p>
        </text:list-item>
      </text:list>
      <text:p text:style-name="P6"><text:span text:style-name="T2"/></text:p>
      <text:p text:style-name="P6"><text:span text:style-name="T2">S = P </text:span><text:span text:style-name="T5">x </text:span><text:span text:style-name="T2">(1 + i) ^ n</text:span></text:p>
      <text:p text:style-name="P2"><text:span text:style-name="T2">78.460,71 = 25.000 </text:span><text:span text:style-name="T5">x </text:span><text:span text:style-name="T2">(1 + 0,1) ^ n</text:span></text:p>
      <text:p text:style-name="P2"><text:span text:style-name="T2">78.460,71 = 25.000 </text:span><text:span text:style-name="T5">x </text:span><text:span text:style-name="T2">(1,1) ^ n</text:span></text:p>
      <text:p text:style-name="P2"><text:span text:style-name="T2">78.460,71 / 25.000,00 = 1,1 ^ n</text:span></text:p>
      <text:p text:style-name="P2"><text:span text:style-name="T2">3,138428 = 1,1 ^ n</text:span></text:p>
      <text:p text:style-name="P2"><text:span text:style-name="T2"/></text:p>
      <text:p text:style-name="P22"><text:span text:style-name="T2">Para calcular o n te</text:span><text:span text:style-name="T6">re</text:span><text:span text:style-name="T2">mos que aplicar </text:span><text:span text:style-name="T7">log</text:span><text:span text:style-name="T2"> nos dois membros da equação:</text:span></text:p>
      <text:p text:style-name="P2"><text:span text:style-name="T12">log</text:span><text:span text:style-name="T2">3,138428 = n </text:span><text:span text:style-name="T12">log</text:span><text:span text:style-name="T2">1,1</text:span></text:p>
      <text:p text:style-name="P6"><text:span text:style-name="T2">n = </text:span><text:span text:style-name="T12">log</text:span><text:span text:style-name="T2">3,138428 / </text:span><text:span text:style-name="T12">log</text:span><text:span text:style-name="T2">1,1</text:span></text:p>
      <text:p text:style-name="P6"><text:span text:style-name="T5">n </text:span><text:span text:style-name="T2">= 1,143722 / 0,095310</text:span></text:p>
      <text:p text:style-name="P20"><text:span text:style-name="T2">n = 12 mes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0-08T07:50:56.842054517</meta:creation-date>
    <dc:date>2021-10-08T08:24:23.383632055</dc:date>
    <dc:creator>Marshall </dc:creator>
    <meta:editing-duration>PT2M49S</meta:editing-duration>
    <meta:editing-cycles>1</meta:editing-cycles>
    <meta:document-statistic meta:table-count="1" meta:image-count="0" meta:object-count="3" meta:page-count="4" meta:paragraph-count="88" meta:word-count="844" meta:character-count="4061" meta:non-whitespace-character-count="3325"/>
    <meta:generator>LibreOffice/7.1.6.2.0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i>P</mi>
      </mrow>
      <mi>x</mi>
      <msup>
        <mrow>
          <mo fence="true" form="prefix" stretchy="false">(</mo>
          <mrow>
            <mrow>
              <mn>1</mn>
              <mo stretchy="false">+</mo>
              <mi>i</mi>
            </mrow>
          </mrow>
          <mo fence="true" form="postfix" stretchy="false">)</mo>
        </mrow>
        <mi>n</mi>
      </msup>
    </mrow>
    <annotation encoding="StarMath 5.0">S = P { x } (1 + i) ^ n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i>S</mi>
        <mo stretchy="false">÷</mo>
        <msup>
          <mrow>
            <mo fence="true" form="prefix" stretchy="false">(</mo>
            <mrow>
              <mrow>
                <mn>1</mn>
                <mo stretchy="false">+</mo>
                <mi>i</mi>
              </mrow>
            </mrow>
            <mo fence="true" form="postfix" stretchy="false">)</mo>
          </mrow>
          <mi>n</mi>
        </msup>
      </mrow>
    </mrow>
    <annotation encoding="StarMath 5.0">P = { S div (1 + i) ^ n }</annotation>
  </semantics>
</math>
</file>

<file path=Object 3/content.xml><?xml version="1.0" encoding="utf-8"?>
<math xmlns="http://www.w3.org/1998/Math/MathML" display="block">
  <semantics>
    <mrow>
      <mrow>
        <mn>8</mn>
        <msqrt>
          <mn>1,477455</mn>
        </msqrt>
      </mrow>
      <mo stretchy="false">=</mo>
      <mrow>
        <mn>1</mn>
        <mo stretchy="false">+</mo>
        <mi>i</mi>
      </mrow>
    </mrow>
    <annotation encoding="StarMath 5.0">{8 sqrt 1,477455} = 1 + i</annotation>
  </semantics>
</math>
</file>